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1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1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10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0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17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03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22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2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25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14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1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24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23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26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6-0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08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0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2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0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2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2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1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0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05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13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1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08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06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1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2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03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07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07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12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2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13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1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03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09-21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09-1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9079555901</text:p>
          </table:table-cell>
          <table:table-cell office:value-type="string" calcext:value-type="string">
            <text:p>Mng-0586</text:p>
          </table:table-cell>
          <table:table-cell office:value-type="string" calcext:value-type="string">
            <text:p>2016-08-23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046" meta:object-count="0"/>
    <meta:user-defined meta:name="AppVersion">3.0</meta:user-defined>
  </office:meta>
</office:document-meta>
</file>